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808080" draw:textarea-horizontal-align="justify" draw:textarea-vertical-align="middle" draw:auto-grow-height="false" fo:min-height="29.45cm" fo:min-width="20.5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18.899cm" svg:height="4.958cm" svg:x="1.049cm" svg:y="1.185cm" presentation:class="title" presentation:placeholder="true">
        <draw:text-box/>
      </draw:frame>
      <draw:frame presentation:style-name="Padrão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3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3cm" svg:height="2.046cm" svg:x="15.056cm" svg:y="27.05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3T18:22:51.095000000</meta:creation-date>
    <meta:generator>LibreOffice/24.2.0.3$Windows_X86_64 LibreOffice_project/da48488a73ddd66ea24cf16bbc4f7b9c08e9bea1</meta:generator>
    <dc:date>2024-07-03T21:35:35.565000000</dc:date>
    <meta:editing-duration>PT3H12M45S</meta:editing-duration>
    <meta:editing-cycles>2</meta:editing-cycles>
    <meta:document-statistic meta:object-count="24"/>
  </office:meta>
</office:document-meta>
</file>